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officeooo:rsid="00497d7f" officeooo:paragraph-rsid="007a1a62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Preformatted_20_Text">
      <style:text-properties officeooo:paragraph-rsid="006949ea"/>
    </style:style>
    <style:style style:name="P4" style:family="paragraph" style:parent-style-name="Preformatted_20_Text">
      <style:text-properties officeooo:paragraph-rsid="006af05c"/>
    </style:style>
    <style:style style:name="P5" style:family="paragraph" style:parent-style-name="Preformatted_20_Text">
      <style:text-properties officeooo:paragraph-rsid="006fbfd2"/>
    </style:style>
    <style:style style:name="P6" style:family="paragraph" style:parent-style-name="Text_20_body">
      <style:text-properties officeooo:rsid="0048cc6d" officeooo:paragraph-rsid="004ea449"/>
    </style:style>
    <style:style style:name="P7" style:family="paragraph" style:parent-style-name="Text_20_body">
      <style:text-properties officeooo:rsid="0048cc6d" officeooo:paragraph-rsid="006af05c"/>
    </style:style>
    <style:style style:name="P8" style:family="paragraph" style:parent-style-name="Text_20_body">
      <style:text-properties officeooo:rsid="00496cdb" officeooo:paragraph-rsid="00496cdb"/>
    </style:style>
    <style:style style:name="P9" style:family="paragraph" style:parent-style-name="Text_20_body">
      <style:text-properties officeooo:rsid="004cdc39" officeooo:paragraph-rsid="004cdc39"/>
    </style:style>
    <style:style style:name="P10" style:family="paragraph" style:parent-style-name="Text_20_body">
      <style:text-properties officeooo:paragraph-rsid="004ea449"/>
    </style:style>
    <style:style style:name="P11" style:family="paragraph" style:parent-style-name="Text_20_body">
      <style:text-properties officeooo:rsid="00614d2e" officeooo:paragraph-rsid="00614d2e"/>
    </style:style>
    <style:style style:name="P12" style:family="paragraph" style:parent-style-name="Text_20_body">
      <style:text-properties officeooo:rsid="0066dbdd" officeooo:paragraph-rsid="0066dbdd"/>
    </style:style>
    <style:style style:name="P13" style:family="paragraph" style:parent-style-name="Text_20_body">
      <style:text-properties officeooo:paragraph-rsid="006949ea"/>
    </style:style>
    <style:style style:name="P14" style:family="paragraph" style:parent-style-name="Text_20_body">
      <style:text-properties officeooo:paragraph-rsid="006af05c"/>
    </style:style>
    <style:style style:name="P15" style:family="paragraph" style:parent-style-name="Text_20_body">
      <style:text-properties officeooo:paragraph-rsid="006fbfd2"/>
    </style:style>
    <style:style style:name="P16" style:family="paragraph" style:parent-style-name="Text_20_body">
      <style:text-properties officeooo:rsid="00729660" officeooo:paragraph-rsid="00729660"/>
    </style:style>
    <style:style style:name="P17" style:family="paragraph" style:parent-style-name="Text_20_body">
      <style:text-properties officeooo:paragraph-rsid="0075be70"/>
    </style:style>
    <style:style style:name="P18" style:family="paragraph" style:parent-style-name="Text_20_body">
      <style:text-properties officeooo:rsid="00772880" officeooo:paragraph-rsid="00772880"/>
    </style:style>
    <style:style style:name="P19" style:family="paragraph" style:parent-style-name="Text_20_body">
      <style:text-properties officeooo:rsid="007a5b34" officeooo:paragraph-rsid="007a5b34"/>
    </style:style>
    <style:style style:name="P2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2" style:family="paragraph" style:parent-style-name="Heading_20_2">
      <style:text-properties officeooo:rsid="0075be70" officeooo:paragraph-rsid="0075be70"/>
    </style:style>
    <style:style style:name="P23" style:family="paragraph" style:parent-style-name="Heading_20_2">
      <style:text-properties officeooo:paragraph-rsid="006949ea"/>
    </style:style>
    <style:style style:name="P24" style:family="paragraph" style:parent-style-name="Heading_20_2">
      <style:text-properties officeooo:paragraph-rsid="006fbfd2"/>
    </style:style>
    <style:style style:name="P25" style:family="paragraph" style:parent-style-name="Heading_20_2">
      <style:text-properties officeooo:rsid="00772880" officeooo:paragraph-rsid="00772880"/>
    </style:style>
    <style:style style:name="P26" style:family="paragraph" style:parent-style-name="Heading_20_2">
      <style:text-properties officeooo:paragraph-rsid="00729660"/>
    </style:style>
    <style:style style:name="P27" style:family="paragraph" style:parent-style-name="Text_20_body">
      <style:text-properties officeooo:paragraph-rsid="007cb97b"/>
    </style:style>
    <style:style style:name="P28" style:family="paragraph" style:parent-style-name="Preformatted_20_Text">
      <style:text-properties officeooo:paragraph-rsid="008387fe"/>
    </style:style>
    <style:style style:name="P29" style:family="paragraph" style:parent-style-name="Heading_20_1">
      <style:text-properties officeooo:paragraph-rsid="005abd3f"/>
    </style:style>
    <style:style style:name="T1" style:family="text">
      <style:text-properties officeooo:rsid="007a1a62"/>
    </style:style>
    <style:style style:name="T2" style:family="text">
      <style:text-properties officeooo:rsid="00462f94"/>
    </style:style>
    <style:style style:name="T3" style:family="text">
      <style:text-properties officeooo:rsid="0055fa7f"/>
    </style:style>
    <style:style style:name="T4" style:family="text">
      <style:text-properties officeooo:rsid="00567f56"/>
    </style:style>
    <style:style style:name="T5" style:family="text">
      <style:text-properties officeooo:rsid="0057c018"/>
    </style:style>
    <style:style style:name="T6" style:family="text">
      <style:text-properties officeooo:rsid="0058d0c1"/>
    </style:style>
    <style:style style:name="T7" style:family="text">
      <style:text-properties officeooo:rsid="005abd3f"/>
    </style:style>
    <style:style style:name="T8" style:family="text">
      <style:text-properties officeooo:rsid="006cb608"/>
    </style:style>
    <style:style style:name="T9" style:family="text">
      <style:text-properties officeooo:rsid="007423b5"/>
    </style:style>
    <style:style style:name="T10" style:family="text">
      <style:text-properties officeooo:rsid="007869ef"/>
    </style:style>
    <style:style style:name="T11" style:family="text">
      <style:text-properties officeooo:rsid="0085b1bf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Un listado de comandos útiles para realizar tareas desde consola, algo que muchas veces nos puede llegar a sacar de apuros en diferentes situaciones.</text:p>
      <text:p text:style-name="Text_20_body">Es un listado en constante actualización <text:span text:style-name="T11">y e</text:span>s recopilado de varios sitios. <text:span text:style-name="T11">Se puede descargar un archivo en formato PDF desde </text:span><text:a xlink:type="simple" xlink:href="https://github.com/freelanceparaguay/shellExamples" text:style-name="Internet_20_link" text:visited-style-name="Visited_20_Internet_20_Link"><text:span text:style-name="T11">https://github.com/freelanceparaguay/shellExamples</text:span></text:a></text:p>
      <text:p text:style-name="P27"/>
      <text:table-of-content text:style-name="Sect1" text:protected="true" text:name="Table of Contents1">
        <text:table-of-content-source text:outline-level="10">
          <text:index-title-template text:style-name="Contents_20_Heading">Tabla de contenido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a de contenidos</text:p>
          </text:index-title>
          <text:p text:style-name="P21"><text:a xlink:type="simple" xlink:href="#__RefHeading__14272_1413268068" text:style-name="Index_20_Link" text:visited-style-name="Index_20_Link"><text:s/>1 Manejo de unidades de disco<text:tab/>3</text:a></text:p>
          <text:p text:style-name="P20"><text:a xlink:type="simple" xlink:href="#__RefHeading__15954_1413268068" text:style-name="Index_20_Link" text:visited-style-name="Index_20_Link"><text:s/>1.1 Visualizar unidades de almacenamiento<text:tab/>3</text:a></text:p>
          <text:p text:style-name="P20"><text:a xlink:type="simple" xlink:href="#__RefHeading__14274_1413268068" text:style-name="Index_20_Link" text:visited-style-name="Index_20_Link"><text:s/>1.2 Crear un USB boot<text:tab/>3</text:a></text:p>
          <text:p text:style-name="P20"><text:a xlink:type="simple" xlink:href="#__RefHeading__14276_1413268068" text:style-name="Index_20_Link" text:visited-style-name="Index_20_Link"><text:s/>1.3 Formatear un disco usb<text:tab/>3</text:a></text:p>
          <text:p text:style-name="P20"><text:a xlink:type="simple" xlink:href="#__RefHeading__15956_1413268068" text:style-name="Index_20_Link" text:visited-style-name="Index_20_Link"><text:s/>1.4 Formatear discos como ext3<text:tab/>3</text:a></text:p>
          <text:p text:style-name="P20"><text:a xlink:type="simple" xlink:href="#__RefHeading__14260_1413268068" text:style-name="Index_20_Link" text:visited-style-name="Index_20_Link"><text:s/>1.5 Montar un archivo ISO para poder leerlo.<text:tab/>3</text:a></text:p>
          <text:p text:style-name="P20"><text:a xlink:type="simple" xlink:href="#__RefHeading__14262_1413268068" text:style-name="Index_20_Link" text:visited-style-name="Index_20_Link"><text:s/>1.6 Crear un ISO a partir de un directorio<text:tab/>3</text:a></text:p>
          <text:p text:style-name="P21"><text:a xlink:type="simple" xlink:href="#__RefHeading__14511_1413268068" text:style-name="Index_20_Link" text:visited-style-name="Index_20_Link"><text:s/>2 Manejo de archivos y directorios<text:tab/>4</text:a></text:p>
          <text:p text:style-name="P20"><text:a xlink:type="simple" xlink:href="#__RefHeading__14264_1413268068" text:style-name="Index_20_Link" text:visited-style-name="Index_20_Link"><text:s/>2.1 Ordenar archivos<text:tab/>4</text:a></text:p>
          <text:p text:style-name="P20"><text:a xlink:type="simple" xlink:href="#__RefHeading__14266_1413268068" text:style-name="Index_20_Link" text:visited-style-name="Index_20_Link"><text:s/>2.2 Manejar archivos comprimidos<text:tab/>4</text:a></text:p>
          <text:p text:style-name="P20"><text:a xlink:type="simple" xlink:href="#__RefHeading__14268_1413268068" text:style-name="Index_20_Link" text:visited-style-name="Index_20_Link"><text:s/>2.3 Buscar archivos<text:tab/>4</text:a></text:p>
          <text:p text:style-name="P20"><text:a xlink:type="simple" xlink:href="#__RefHeading__14270_1413268068" text:style-name="Index_20_Link" text:visited-style-name="Index_20_Link"><text:s/>2.4 Reemplazar una cadena en varios archivos<text:tab/>4</text:a></text:p>
          <text:p text:style-name="P20"><text:a xlink:type="simple" xlink:href="#__RefHeading__14513_1413268068" text:style-name="Index_20_Link" text:visited-style-name="Index_20_Link"><text:s/>2.5 Reemplazar una cadena en un archivo<text:tab/>4</text:a></text:p>
          <text:p text:style-name="P20"><text:a xlink:type="simple" xlink:href="#__RefHeading__14278_1413268068" text:style-name="Index_20_Link" text:visited-style-name="Index_20_Link"><text:s/>2.6 Partir archivos grandes en varios pedazos<text:tab/>4</text:a></text:p>
          <text:p text:style-name="P20"><text:a xlink:type="simple" xlink:href="#__RefHeading__14280_1413268068" text:style-name="Index_20_Link" text:visited-style-name="Index_20_Link"><text:s/>2.7 Buscar una cadena de texto en todos los archivos encontrados<text:tab/>5</text:a></text:p>
          <text:p text:style-name="P20"><text:a xlink:type="simple" xlink:href="#__RefHeading__14282_1413268068" text:style-name="Index_20_Link" text:visited-style-name="Index_20_Link"><text:s/>2.8 Renombrar archivos<text:tab/>5</text:a></text:p>
          <text:p text:style-name="P20"><text:a xlink:type="simple" xlink:href="#__RefHeading__14515_1413268068" text:style-name="Index_20_Link" text:visited-style-name="Index_20_Link"><text:s/>2.9 Verificar integridad de archivos utilizando md5sum y shasum<text:tab/>5</text:a></text:p>
          <text:p text:style-name="P20"><text:a xlink:type="simple" xlink:href="#__RefHeading__14517_1413268068" text:style-name="Index_20_Link" text:visited-style-name="Index_20_Link"><text:s/>2.10 Convertir archivos según codificaciones latin1 a utf-8 y viceversa<text:tab/>5</text:a></text:p>
          <text:p text:style-name="P21"><text:a xlink:type="simple" xlink:href="#__RefHeading__14284_1413268068" text:style-name="Index_20_Link" text:visited-style-name="Index_20_Link"><text:s/>3 Manejo de imágenes y videos<text:tab/>6</text:a></text:p>
          <text:p text:style-name="P20"><text:a xlink:type="simple" xlink:href="#__RefHeading__15958_1413268068" text:style-name="Index_20_Link" text:visited-style-name="Index_20_Link"><text:s/>3.1 Limpiar datos exift de imágenes .jpg<text:tab/>6</text:a></text:p>
          <text:p text:style-name="P20"><text:a xlink:type="simple" xlink:href="#__RefHeading__14286_1413268068" text:style-name="Index_20_Link" text:visited-style-name="Index_20_Link"><text:s/>3.2 Convertir imágenes de format vectorial a png<text:tab/>6</text:a></text:p>
          <text:p text:style-name="P20"><text:a xlink:type="simple" xlink:href="#__RefHeading__14288_1413268068" text:style-name="Index_20_Link" text:visited-style-name="Index_20_Link"><text:s/>3.3 Modificar el tamaño de imágenes<text:tab/>6</text:a></text:p>
          <text:p text:style-name="P20"><text:a xlink:type="simple" xlink:href="#__RefHeading__14290_1413268068" text:style-name="Index_20_Link" text:visited-style-name="Index_20_Link"><text:s/>3.4 Crear un video a partir de un bloque de imágenes<text:tab/>6</text:a></text:p>
          <text:p text:style-name="P20"><text:a xlink:type="simple" xlink:href="#__RefHeading__14519_1413268068" text:style-name="Index_20_Link" text:visited-style-name="Index_20_Link"><text:s/>3.5 Crear un video desde la terminal<text:tab/>6</text:a></text:p>
          <text:p text:style-name="P21"><text:a xlink:type="simple" xlink:href="#__RefHeading__14521_1413268068" text:style-name="Index_20_Link" text:visited-style-name="Index_20_Link"><text:s/>4 Manejo de navegadores web<text:tab/>6</text:a></text:p>
          <text:p text:style-name="P20"><text:a xlink:type="simple" xlink:href="#__RefHeading__15970_1413268068" text:style-name="Index_20_Link" text:visited-style-name="Index_20_Link"><text:s/>4.1 Descargar páginas web<text:tab/>7</text:a></text:p>
          <text:p text:style-name="P21"><text:a xlink:type="simple" xlink:href="#__RefHeading__15960_1413268068" text:style-name="Index_20_Link" text:visited-style-name="Index_20_Link"><text:s/>5 Configuración de consola<text:tab/>7</text:a></text:p>
        </text:index-body>
      </text:table-of-content>
      <text:p text:style-name="Text_20_body"/>
      <text:h text:style-name="P29" text:outline-level="1"><text:bookmark-start text:name="__RefHeading__14272_1413268068"/>Manejo de unidades <text:span text:style-name="T7">de disco</text:span><text:bookmark-end text:name="__RefHeading__14272_1413268068"/></text:h>
      <text:h text:style-name="Heading_20_2" text:outline-level="2"><text:bookmark-start text:name="__RefHeading__15954_1413268068"/>Visualizar unidades de almacenamiento<text:bookmark-end text:name="__RefHeading__15954_1413268068"/></text:h>
      <text:p text:style-name="Text_20_body">Ver las unidades de bloques.</text:p>
      <text:p text:style-name="Preformatted_20_Text">lsblk</text:p>
      <text:p text:style-name="Text_20_body"><text:soft-page-break/>Visualizar las unidades usb existentes con sus nombres y sistemas de archivos.</text:p>
      <text:p text:style-name="Preformatted_20_Text">lsusb</text:p>
      <text:p text:style-name="Text_20_body">Desmontar unidad usb</text:p>
      <text:p text:style-name="Preformatted_20_Text">umount /run/media/usuario/pendrive</text:p>
      <text:h text:style-name="Heading_20_2" text:outline-level="2"><text:bookmark-start text:name="__RefHeading__14274_1413268068"/>Crear un USB boot<text:bookmark-end text:name="__RefHeading__14274_1413268068"/></text:h>
      <text:p text:style-name="Text_20_body">Escribir una imagen .ISO para hacer un USB booteable.</text:p>
      <text:p text:style-name="Preformatted_20_Text">dd if=Fedora-Live-Security-x86_64-20-1.iso of=/dev/sdb bs=4M</text:p>
      <text:h text:style-name="Heading_20_2" text:outline-level="2"><text:bookmark-start text:name="__RefHeading__14276_1413268068"/>Formatear un disco usb<text:bookmark-end text:name="__RefHeading__14276_1413268068"/></text:h>
      <text:p text:style-name="Text_20_body">Formatear un disco usb con sistema de archivos vfat.</text:p>
      <text:p text:style-name="Preformatted_20_Text">mkfs.vfat -n /dev/sdd</text:p>
      <text:p text:style-name="Preformatted_20_Text">mkfs.vfat /dev/sdb -I -n "nombre_del_volumenMIPENDRIVE"</text:p>
      <text:h text:style-name="P22" text:outline-level="2"><text:bookmark-start text:name="__RefHeading__15956_1413268068"/>Formatear discos como ext3<text:bookmark-end text:name="__RefHeading__15956_1413268068"/></text:h>
      <text:p text:style-name="P17">Formatear una partición como ext3.</text:p>
      <text:p text:style-name="Preformatted_20_Text">mke2fs -j /dev/hdaX</text:p>
      <text:h text:style-name="Heading_20_2" text:outline-level="2"><text:bookmark-start text:name="__RefHeading__14260_1413268068"/>Montar un archivo ISO para poder leerlo.<text:bookmark-end text:name="__RefHeading__14260_1413268068"/></text:h>
      <text:p text:style-name="Text_20_body">Se pueden montar archivos .iso en directorios.</text:p>
      <text:p text:style-name="Preformatted_20_Text">mount fichero.iso /mnt/directorio/ -t iso9660 -o ro,loop=/dev/loop0</text:p>
      <text:p text:style-name="Preformatted_20_Text">mount -o loop dvd1.iso /mnt/isodisk</text:p>
      <text:h text:style-name="Heading_20_2" text:outline-level="2"><text:bookmark-start text:name="__RefHeading__14262_1413268068"/>Crear un ISO a partir de un directorio<text:bookmark-end text:name="__RefHeading__14262_1413268068"/></text:h>
      <text:p text:style-name="P11">Se puede utilizar la herramienta mkisofs o también dd.</text:p>
      <text:p text:style-name="Preformatted_20_Text">mkisofs -o /tmp/cd.iso /tmp/directory/ </text:p>
      <text:p text:style-name="Text_20_body">También se puede crear usando el comando dd. La unidad de CD (dev/hdd) tiene que estar desmontada.</text:p>
      <text:p text:style-name="Preformatted_20_Text">dd if=/dev/hdd of=fichero.iso</text:p>
      <text:h text:style-name="Heading_20_1" text:outline-level="1"><text:bookmark-start text:name="__RefHeading__14511_1413268068"/>Manejo de archivos y directorios<text:bookmark-end text:name="__RefHeading__14511_1413268068"/></text:h>
      <text:h text:style-name="Heading_20_2" text:outline-level="2"><text:bookmark-start text:name="__RefHeading__14264_1413268068"/>Ordenar archivos<text:bookmark-end text:name="__RefHeading__14264_1413268068"/></text:h>
      <text:p text:style-name="Text_20_body">Ordena las líneas de todos los archivos .txt, elimina las duplicadas y lo guarda todo en resultado.txt</text:p>
      <text:p text:style-name="Preformatted_20_Text">cat *.txt | sort | uniq &gt; resultado.txt</text:p>
      <text:h text:style-name="Heading_20_2" text:outline-level="2"><text:bookmark-start text:name="__RefHeading__14266_1413268068"/><text:soft-page-break/>Manejar archivos comprimidos<text:bookmark-end text:name="__RefHeading__14266_1413268068"/></text:h>
      <text:p text:style-name="Text_20_body">Crear archivo tar con ficheros después de una fecha</text:p>
      <text:p text:style-name="Preformatted_20_Text">tar cvf backup.tar -N yyyy-mm-dd</text:p>
      <text:p text:style-name="Text_20_body">Crear archivo tgz manteniendo la ruta absoluta</text:p>
      <text:p text:style-name="Preformatted_20_Text">tar cvfzP backup.tgz /ruta/al/dir/</text:p>
      <text:h text:style-name="Heading_20_2" text:outline-level="2"><text:bookmark-start text:name="__RefHeading__14268_1413268068"/>B<text:span text:style-name="T2">uscar </text:span>archivos<text:bookmark-end text:name="__RefHeading__14268_1413268068"/></text:h>
      <text:p text:style-name="Text_20_body">Busca la cadena ‘unit1′ en el directorio /etc y subdirectorios en los archivos tipo f</text:p>
      <text:p text:style-name="Preformatted_20_Text">find /etc -depth -type f -exec grep -il unit1 {} \;</text:p>
      <text:p text:style-name="Text_20_body"/>
      <text:h text:style-name="Heading_20_2" text:outline-level="2"><text:bookmark-start text:name="__RefHeading__14270_1413268068"/><text:span text:style-name="T8">Reemplazar</text:span> una cadena en varios archivos<text:bookmark-end text:name="__RefHeading__14270_1413268068"/></text:h>
      <text:p text:style-name="P8"><text:span text:style-name="T8">Reemplazar </text:span>una cadena en varios ficheros.</text:p>
      <text:p text:style-name="Preformatted_20_Text">find *.php -type f | xargs sed -i s/nombre/otronombre</text:p>
      <text:p text:style-name="Preformatted_20_Text">find . -type f | xargs sed -i s/nombre/otronombre/g</text:p>
      <text:p text:style-name="Preformatted_20_Text"/>
      <text:p text:style-name="P14">Reemplaza una cadena por otra en todos los archivos del directorio DirectoryName guarda los originales con la extensión “.save”</text:p>
      <text:p text:style-name="Preformatted_20_Text">perl -e "s/old_string/new_string/g;" -pi.save $(find DirectoryName -type f)</text:p>
      <text:h text:style-name="Heading_20_2" text:outline-level="2"><text:bookmark-start text:name="__RefHeading__14513_1413268068"/>Reemplazar una cadena en un archivo<text:bookmark-end text:name="__RefHeading__14513_1413268068"/></text:h>
      <text:p text:style-name="P7">Otro ejemplo, buscar la cadena {PROXY_USER} (cadena completa incluso con las llaves) en el archivo settings.xml, el resultado se imprime en otro archivo llamado nuevosetting.xml</text:p>
      <text:p text:style-name="P4">sed -s 's/${PROXY_USER}/pasantes/g' settings.xml &gt; nuevosetting.xml</text:p>
      <text:p text:style-name="P14"/>
      <text:h text:style-name="Heading_20_2" text:outline-level="2"><text:bookmark-start text:name="__RefHeading__14278_1413268068"/>Partir archivos grandes en varios pedazos<text:bookmark-end text:name="__RefHeading__14278_1413268068"/></text:h>
      <text:p text:style-name="P9">Partir en varias partes un archivo grande.</text:p>
      <text:p text:style-name="Preformatted_20_Text">split -b4300m MiPelicula.avi MiPeliculaPartida</text:p>
      <text:p text:style-name="P9">Unir <text:span text:style-name="T3">partes de archivos separados en un solo archivo.</text:span></text:p>
      <text:p text:style-name="Preformatted_20_Text">cat MiPeliculaPartida.* &gt; MiPelicula.avi</text:p>
      <text:h text:style-name="Heading_20_2" text:outline-level="2"><text:bookmark-start text:name="__RefHeading__14280_1413268068"/>Buscar una cadena de texto en todos los archivos encontrados<text:bookmark-end text:name="__RefHeading__14280_1413268068"/></text:h>
      <text:p text:style-name="Preformatted_20_Text">find . -name *.ext -exec grep "cadena_buscada" '{}' \; -print &gt; ~/archivo_destino</text:p>
      <text:h text:style-name="Heading_20_2" text:outline-level="2"><text:bookmark-start text:name="__RefHeading__14282_1413268068"/><text:soft-page-break/>Renombrar archivos<text:bookmark-end text:name="__RefHeading__14282_1413268068"/></text:h>
      <text:p text:style-name="Text_20_body">Renombra *.png.jpg a *.jpg</text:p>
      <text:p text:style-name="Preformatted_20_Text">rename 's/\.png\.jpg$/\.jpg/' *.jpg</text:p>
      <text:h text:style-name="P23" text:outline-level="2"><text:bookmark-start text:name="__RefHeading__14515_1413268068"/>Verifi<text:span text:style-name="T6">car </text:span>integridad <text:span text:style-name="T6">de archivos </text:span>utilizando md5<text:span text:style-name="T6">sum</text:span> y sha<text:span text:style-name="T6">sum</text:span><text:bookmark-end text:name="__RefHeading__14515_1413268068"/></text:h>
      <text:p text:style-name="P13">Un archivo puede ser alterado, la forma de poder conocer si cambió en un determinado momento es obtener un hash de control y luego compararlo con la copia del archivo. El hash generado queda guardado en un archivo.</text:p>
      <text:p text:style-name="P13">Crear hash :</text:p>
      <text:p text:style-name="P3">shasum -b archivo.jpg &gt; shasum.txt</text:p>
      <text:p text:style-name="P13">Verificar hash:</text:p>
      <text:p text:style-name="P3">shasum -c shasum.txt</text:p>
      <text:p text:style-name="P13">Crear hash:</text:p>
      <text:p text:style-name="P3">md5sum -b archivo.jpg &gt; md5sum.txt</text:p>
      <text:p text:style-name="P13">Verificar hash:</text:p>
      <text:p text:style-name="P3">md5sum -c md5sum.txt</text:p>
      <text:h text:style-name="P24" text:outline-level="2"><text:bookmark-start text:name="__RefHeading__14517_1413268068"/>Convertir archivos según codificaciones latin1 a utf-8 y viceversa<text:bookmark-end text:name="__RefHeading__14517_1413268068"/></text:h>
      <text:p text:style-name="P15">Convertir un archivo de latin1 a utf-8</text:p>
      <text:p text:style-name="P5">iconv -f latin1 -t utf8 archivo_entrada &gt; archivo_salida</text:p>
      <text:p text:style-name="P15"/>
      <text:p text:style-name="P15">Vice-versa; de utf8 a latin1</text:p>
      <text:p text:style-name="P5">iconv -f utf8 -t latin1 archivo_entrada &gt; archivo_salida</text:p>
      <text:p text:style-name="P15"><text:span text:style-name="Source_20_Text"/></text:p>
      <text:h text:style-name="Heading_20_1" text:outline-level="1"><text:bookmark-start text:name="__RefHeading__14284_1413268068"/>Manejo de imágenes y videos<text:bookmark-end text:name="__RefHeading__14284_1413268068"/></text:h>
      <text:p text:style-name="P12">Es necesaio contar con las herramientas imagemagick y ffmpeg.</text:p>
      <text:h text:style-name="P25" text:outline-level="2"><text:bookmark-start text:name="__RefHeading__15958_1413268068"/>Limpiar datos exift de imágenes .jpg<text:bookmark-end text:name="__RefHeading__15958_1413268068"/></text:h>
      <text:p text:style-name="P18">A veces conviene limpiar los metadatos de las imágenes antes de subirlas a la web.</text:p>
      <text:p text:style-name="Preformatted_20_Text">exiftool -all=imagen.jpg</text:p>
      <text:h text:style-name="Heading_20_2" text:outline-level="2"><text:bookmark-start text:name="__RefHeading__14286_1413268068"/><text:soft-page-break/>Convertir imágenes <text:span text:style-name="T4">de format vectorial a png</text:span><text:bookmark-end text:name="__RefHeading__14286_1413268068"/></text:h>
      <text:p text:style-name="Text_20_body">Se cuenta con varios archivos, los cuales se encuentran numerados. Ejemplo: archivo01.svg, archivo02.svg. Se convierte a archivos con el mismo nombre pero formato .png.</text:p>
      <text:p text:style-name="Preformatted_20_Text">convert archivo*.svg midirectorio/archivo%02d.png</text:p>
      <text:h text:style-name="Heading_20_2" text:outline-level="2"><text:bookmark-start text:name="__RefHeading__14288_1413268068"/>Modificar el tamaño de imágenes<text:bookmark-end text:name="__RefHeading__14288_1413268068"/></text:h>
      <text:p text:style-name="Text_20_body">Se cuenta con varios archivos, numerados. Ejemplo: archivo01.png, archivo02.png. Se cambian los tamaños a 300x300.</text:p>
      <text:p text:style-name="Preformatted_20_Text">mogrify -resize 300x300 directorio/*.png</text:p>
      <text:h text:style-name="Heading_20_2" text:outline-level="2"><text:bookmark-start text:name="__RefHeading__14290_1413268068"/>Crea<text:span text:style-name="T5">r </text:span>un video a partir de un bloque de imágenes<text:bookmark-end text:name="__RefHeading__14290_1413268068"/></text:h>
      <text:p text:style-name="Text_20_body">Teniendo imágenes en formato .png y numeradas con dígitos de dos cifras al final, se produce un archivo de video en formato .avi. Ejemplo: <text:s/>bloque01.png, bloque02.png, etc.</text:p>
      <text:p text:style-name="Preformatted_20_Text"><text:span text:style-name="Source_20_Text"><text:s/>ffmpeg -r 1 -i bloque_%02d.png <text:s/>video.avi</text:span></text:p>
      <text:h text:style-name="P26" text:outline-level="2"><text:bookmark-start text:name="__RefHeading__14519_1413268068"/>Crear un video desde la terminal<text:bookmark-end text:name="__RefHeading__14519_1413268068"/></text:h>
      <text:p text:style-name="P16">Se puede grabar videos para tutoriales desde la terminal</text:p>
      <text:p text:style-name="Preformatted_20_Text">ffmpeg -f x11grab -s 1024×768 -r 25 -i :0.0 -qscale 0 video.avi</text:p>
      <text:p text:style-name="Preformatted_20_Text">ffmpeg -f x11grab -r 25 -i :0.0 -qscale 0 video.avi</text:p>
      <text:h text:style-name="Heading_20_1" text:outline-level="1"><text:bookmark-start text:name="__RefHeading__14521_1413268068"/>Manejo de navegadores <text:span text:style-name="T9">web</text:span><text:bookmark-end text:name="__RefHeading__14521_1413268068"/></text:h>
      <text:p text:style-name="Text_20_body">Modo seguro de Firefox (por ejemplo, para desactivar extensiones que funcionan mal)</text:p>
      <text:p text:style-name="Preformatted_20_Text">firefox --safe-mode</text:p>
      <text:p text:style-name="P28">lynx http://www.domain.com/</text:p>
      <text:h text:style-name="Heading_20_2" text:outline-level="2"><text:bookmark-start text:name="__RefHeading__15970_1413268068"/>Descargar páginas web<text:bookmark-end text:name="__RefHeading__15970_1413268068"/></text:h>
      <text:p text:style-name="P19">Se pueden descargar páginas web desde línea de comandos.</text:p>
      <text:p text:style-name="Preformatted_20_Text">wget -nH -r -np http://www.domain.com/bla/bla/bla/</text:p>
      <text:h text:style-name="Heading_20_1" text:outline-level="1"><text:bookmark-start text:name="__RefHeading__15960_1413268068"/>Configuración de consola<text:bookmark-end text:name="__RefHeading__15960_1413268068"/></text:h>
      <text:p text:style-name="P6">Borrar historial <text:span text:style-name="T10">de comandos.</text:span></text:p>
      <text:p text:style-name="Preformatted_20_Text">history -c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PY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Y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text-align="justify" style:justify-single-word="false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247cm" fo:margin-bottom="0.212cm" loext:contextual-spacing="false" style:page-number="auto"/>
      <style:text-properties style:use-window-font-color="true" fo:font-size="14pt" fo:font-weight="bold" style:font-size-asian="14pt" style:font-weight-asian="normal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 fo:text-align="center" style:justify-single-word="false"/>
      <style:text-properties style:font-name="Liberation Mono" fo:font-family="'Liberation Mono'" style:font-family-generic="modern" style:font-pitch="fixed" fo:font-size="11pt" style:font-name-asian="WenQuanYi Zen Hei Sharp1" style:font-family-asian="'WenQuanYi Zen Hei Sharp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Teletyp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prefix=" " style:num-suffix=" " style:num-format="1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prefix=" " style:num-suffix=" " style:num-format="1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prefix=" " style:num-suffix=" " style:num-format="1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prefix=" " style:num-suffix=" " style:num-format="1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prefix=" " style:num-suffix=" " style:num-format="1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prefix=" " style:num-suffix=" " style:num-format="1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497d7f" officeooo:paragraph-rsid="007a1a62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7a1a62"/>
    </style:style>
    <style:style style:name="MT2" style:family="text"/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Comandos útiles en Linux</text:span>, <text:a xlink:type="simple" xlink:href="http://otroblogdetecnologias.blogspot.com/" text:style-name="Internet_20_link" text:visited-style-name="Visited_20_Internet_20_Link">http://otroblogdetecnologias.blogspot.com/</text:a> <text:s/>Noviembre 2017</text:p>
      </style:header>
      <style:footer>
        <text:p text:style-name="MP1"><text:span text:style-name="MT1">Comandos útiles en Linux</text:span>, <text:a xlink:type="simple" xlink:href="http://otroblogdetecnologias.blogspot.com/" text:style-name="Internet_20_link" text:visited-style-name="Visited_20_Internet_20_Link">http://otroblogdetecnologias.blogspot.com/</text:a> <text:s/>Noviembre 2017</text:p>
        <text:p text:style-name="MP2"><text:page-number text:select-page="current">5</text:page-number>/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uario </meta:initial-creator>
    <meta:creation-date>2014-05-07T08:50:38.067854498</meta:creation-date>
    <dc:date>2016-11-11T11:26:11.108688272</dc:date>
    <meta:editing-duration>PT6H8M54S</meta:editing-duration>
    <meta:editing-cycles>130</meta:editing-cycles>
    <meta:generator>LibreOffice/4.3.6.2$Linux_X86_64 LibreOffice_project/430$Build-2</meta:generator>
    <dc:creator>usuario </dc:creator>
    <meta:document-statistic meta:table-count="0" meta:image-count="0" meta:object-count="0" meta:page-count="5" meta:paragraph-count="134" meta:word-count="1012" meta:character-count="6566" meta:non-whitespace-character-count="5629"/>
  </office:meta>
</office:document-meta>
</file>